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3.769cm"/>
    </style:style>
    <style:style style:name="co20" style:family="table-column">
      <style:table-column-properties fo:break-before="auto" style:column-width="6.874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0" style:apply-style-name="ConditionalStyle_5f_1" style:base-cell-address="PRESSUPOST.D21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16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17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 style:data-style-name="N117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-BOLDMT" fo:font-size="12pt" fo:language="es" fo:country="ES" fo:font-style="normal" fo:text-shadow="none" style:text-underline-style="none" fo:font-weight="normal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2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63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1" style:family="table-cell" style:parent-style-name="Default">
      <style:table-cell-properties style:glyph-orientation-vertical="0" fo:border-bottom="0.74pt solid #000000" fo:background-color="#4f81b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5" style:family="table-cell" style:parent-style-name="Default" style:data-style-name="N36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6" style:family="table-cell" style:parent-style-name="Default">
      <style:table-cell-properties fo:padding="0.071cm"/>
    </style:style>
    <style:style style:name="ce207" style:family="table-cell" style:parent-style-name="Default">
      <style:table-cell-properties style:glyph-orientation-vertical="0" fo:border-bottom="0.74pt solid #000000" fo:background-color="#4f81b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0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6" style:family="table-cell" style:parent-style-name="Default" style:data-style-name="N4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1" table:number-columns-repeated="2"/>
          <table:table-cell table:style-name="ce9" table:number-columns-repeated="4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97" table:number-columns-repeated="2"/>
          <table:table-cell table:style-name="ce14" table:number-columns-repeated="4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1"/>
          <table:table-cell table:style-name="ce118"/>
          <table:table-cell table:style-name="ce9" table:number-columns-repeated="4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1"/>
          <table:table-cell table:style-name="ce118"/>
          <table:table-cell table:style-name="ce9" table:number-columns-repeated="4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6" office:value-type="string" calcext:value-type="string">
            <text:p>INGRESOS</text:p>
          </table:table-cell>
          <table:table-cell table:style-name="ce9" table:number-columns-repeated="2"/>
          <table:table-cell table:style-name="ce81" table:number-columns-repeated="2"/>
          <table:table-cell table:style-name="ce9"/>
          <table:table-cell table:style-name="ce131" office:value-type="string" calcext:value-type="string">
            <text:p>DESPESES GENERALS</text:p>
          </table:table-cell>
          <table:table-cell table:style-name="ce131" office:value-type="string" calcext:value-type="string">
            <text:p>Pressupostat</text:p>
          </table:table-cell>
          <table:table-cell table:style-name="ce131" office:value-type="string" calcext:value-type="string">
            <text:p>Gasto real</text:p>
          </table:table-cell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1" table:number-columns-repeated="2"/>
          <table:table-cell table:style-name="ce9"/>
          <table:table-cell table:style-name="ce132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office:value-type="string" calcext:value-type="string">
            <text:p>Unitats</text:p>
          </table:table-cell>
          <table:table-cell table:style-name="ce40" office:value-type="string" calcext:value-type="string">
            <text:p>Preu / unt</text:p>
          </table:table-cell>
          <table:table-cell table:style-name="ce98" office:value-type="string" calcext:value-type="string">
            <text:p>total</text:p>
          </table:table-cell>
          <table:table-cell table:style-name="ce98" office:value-type="string" calcext:value-type="string">
            <text:p>Ingressos reals</text:p>
          </table:table-cell>
          <table:table-cell table:style-name="ce9"/>
          <table:table-cell table:style-name="ce19" office:value-type="string" calcext:value-type="string">
            <text:p>Lloguer de les instal·lacions </text:p>
          </table:table-cell>
          <table:table-cell table:style-name="ce136" table:formula="of:=[.D30]*50" office:value-type="currency" office:currency="EUR" office:value="6200" calcext:value-type="currency">
            <text:p>6.200,00 €</text:p>
          </table:table-cell>
          <table:table-cell table:style-name="ce152" table:formula="of:=SUMIF([Factures.$E$1:.$E$285];[.I8];[Factures.$F$1:.$F$288])" office:value-type="currency" office:currency="EUR" office:value="-3969" calcext:value-type="currency">
            <text:p>-3.969,00 €</text:p>
          </table:table-cell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>
            <text:p>Nanos campament</text:p>
          </table:table-cell>
          <table:table-cell table:style-name="ce41" office:value-type="float" office:value="88" calcext:value-type="float">
            <text:p>88</text:p>
          </table:table-cell>
          <table:table-cell table:style-name="ce70" office:value-type="float" office:value="295" calcext:value-type="float">
            <text:p>295</text:p>
          </table:table-cell>
          <table:table-cell table:style-name="ce99" table:formula="of:=[.E9]*[.D9]" office:value-type="float" office:value="25960" calcext:value-type="float">
            <text:p>25.960,00 €</text:p>
          </table:table-cell>
          <table:table-cell table:style-name="ce99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9" office:value-type="string" calcext:value-type="string">
            <text:p>Lloguer Furgona cotxe gasoil </text:p>
          </table:table-cell>
          <table:table-cell table:style-name="ce136" office:value-type="currency" office:currency="EUR" office:value="2500" calcext:value-type="currency">
            <text:p>2.500,00 €</text:p>
          </table:table-cell>
          <table:table-cell table:style-name="ce152" table:formula="of:=SUMIF([Factures.$E$1:.$E$285];[.I9];[Factures.$F$1:.$F$288])" office:value-type="currency" office:currency="EUR" office:value="-2625.9" calcext:value-type="currency">
            <text:p>-2.625,90 €</text:p>
          </table:table-cell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>
            <text:p>Subvenció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99" table:formula="of:=[.D9]*[.E10]" office:value-type="float" office:value="2200" calcext:value-type="float">
            <text:p>2.200,00 €</text:p>
          </table:table-cell>
          <table:table-cell table:style-name="ce99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9" office:value-type="string" calcext:value-type="string">
            <text:p>Lloguer Autobus </text:p>
          </table:table-cell>
          <table:table-cell table:style-name="ce136" office:value-type="currency" office:currency="EUR" office:value="8800" calcext:value-type="currency">
            <text:p>8.800,00 €</text:p>
          </table:table-cell>
          <table:table-cell table:style-name="ce152" table:formula="of:=SUMIF([Factures.$E$1:.$E$285];[.I10];[Factures.$F$1:.$F$288])" office:value-type="currency" office:currency="EUR" office:value="-8800" calcext:value-type="currency">
            <text:p>-8.800,00 €</text:p>
          </table:table-cell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>
            <text:p>Patrocinis</text:p>
          </table:table-cell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99" table:formula="of:=[.D9]*[.E11]" office:value-type="float" office:value="1320" calcext:value-type="float">
            <text:p>1.320,00 €</text:p>
          </table:table-cell>
          <table:table-cell table:style-name="ce99" table:formula="of:=[.D9]*[.E11]" office:value-type="float" office:value="1320" calcext:value-type="float">
            <text:p>1.320,00 €</text:p>
          </table:table-cell>
          <table:table-cell table:style-name="ce9"/>
          <table:table-cell table:style-name="ce19" office:value-type="string" calcext:value-type="string">
            <text:p>Samarretes i sudaderes </text:p>
          </table:table-cell>
          <table:table-cell table:style-name="ce136" office:value-type="currency" office:currency="EUR" office:value="1000" calcext:value-type="currency">
            <text:p>1.000,00 €</text:p>
          </table:table-cell>
          <table:table-cell table:style-name="ce152" table:formula="of:=SUMIF([Factures.$E$1:.$E$285];[.I11];[Factures.$F$1:.$F$288])" office:value-type="currency" office:currency="EUR" office:value="-610" calcext:value-type="currency">
            <text:p>-610,00 €</text:p>
          </table:table-cell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>
            <text:p>Donacions</text:p>
          </table:table-cell>
          <table:table-cell table:style-name="ce18" table:number-columns-repeated="2"/>
          <table:table-cell table:style-name="ce99" office:value-type="float" office:value="100" calcext:value-type="float">
            <text:p>100,00 €</text:p>
          </table:table-cell>
          <table:table-cell table:style-name="ce99" office:value-type="float" office:value="268.83" calcext:value-type="float">
            <text:p>268,83 €</text:p>
          </table:table-cell>
          <table:table-cell table:style-name="ce9"/>
          <table:table-cell table:style-name="ce19" office:value-type="string" calcext:value-type="string">
            <text:p>Excursió</text:p>
          </table:table-cell>
          <table:table-cell table:style-name="ce136" office:value-type="currency" office:currency="EUR" office:value="840" calcext:value-type="currency">
            <text:p>840,00 €</text:p>
          </table:table-cell>
          <table:table-cell table:style-name="ce152" table:formula="of:=SUMIF([Factures.$E$1:.$E$285];[.I12];[Factures.$F$1:.$F$288])" office:value-type="currency" office:currency="EUR" office:value="0" calcext:value-type="currency">
            <text:p>0,00 €</text:p>
          </table:table-cell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>
            <text:p>Rifa</text:p>
          </table:table-cell>
          <table:table-cell table:style-name="ce44" table:number-columns-repeated="2"/>
          <table:table-cell table:style-name="ce99" office:value-type="float" office:value="200" calcext:value-type="float">
            <text:p>200,00 €</text:p>
          </table:table-cell>
          <table:table-cell table:style-name="ce99" office:value-type="float" office:value="160" calcext:value-type="float">
            <text:p>160,00 €</text:p>
          </table:table-cell>
          <table:table-cell table:style-name="ce9"/>
          <table:table-cell table:style-name="ce19" office:value-type="string" calcext:value-type="string">
            <text:p>Activitats I material comú</text:p>
          </table:table-cell>
          <table:table-cell table:style-name="ce137" office:value-type="currency" office:currency="EUR" office:value="1495" calcext:value-type="currency">
            <text:p>1.495,00 €</text:p>
          </table:table-cell>
          <table:table-cell table:style-name="ce152" table:formula="of:=SUMIF([Factures.$E$1:.$E$285];[.I13];[Factures.$F$1:.$F$288])" office:value-type="currency" office:currency="EUR" office:value="-773.15" calcext:value-type="currency">
            <text:p>-773,15 €</text:p>
          </table:table-cell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/>
          <table:table-cell table:style-name="ce18" table:number-columns-repeated="2"/>
          <table:table-cell table:style-name="ce100" table:number-columns-repeated="2"/>
          <table:table-cell table:style-name="ce9"/>
          <table:table-cell table:style-name="ce19" office:value-type="string" calcext:value-type="string">
            <text:p>Manutenció</text:p>
          </table:table-cell>
          <table:table-cell table:style-name="ce145" office:value-type="currency" office:currency="EUR" office:value="11750" calcext:value-type="currency">
            <text:p>11.750,00 €</text:p>
          </table:table-cell>
          <table:table-cell table:style-name="ce152" table:formula="of:=SUMIF([Factures.$E$1:.$E$285];[.I14];[Factures.$F$1:.$F$288])" office:value-type="currency" office:currency="EUR" office:value="0" calcext:value-type="currency">
            <text:p>0,00 €</text:p>
          </table:table-cell>
          <table:table-cell table:style-name="ce17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 office:value-type="string" calcext:value-type="string" table:number-columns-spanned="3" table:number-rows-spanned="1">
            <text:p>TOTAL</text:p>
          </table:table-cell>
          <table:covered-table-cell table:number-columns-repeated="2" table:style-name="ce45"/>
          <table:table-cell table:style-name="ce101" table:formula="of:=SUM([.F9:.F14])" office:value-type="float" office:value="29780" calcext:value-type="float">
            <text:p>29.780,00 €</text:p>
          </table:table-cell>
          <table:table-cell table:style-name="ce101" table:formula="of:=SUM([.G9:.G14])" office:value-type="float" office:value="29908.83" calcext:value-type="float">
            <text:p>29.908,83 €</text:p>
          </table:table-cell>
          <table:table-cell table:style-name="ce9"/>
          <table:table-cell table:style-name="ce19" office:value-type="string" calcext:value-type="string">
            <text:p>Farmàcia</text:p>
          </table:table-cell>
          <table:table-cell table:style-name="ce145" office:value-type="currency" office:currency="EUR" office:value="500" calcext:value-type="currency">
            <text:p>500,00 €</text:p>
          </table:table-cell>
          <table:table-cell table:style-name="ce152" table:formula="of:=SUMIF([Factures.$E$1:.$E$285];[.I15];[Factures.$F$1:.$F$288])" office:value-type="currency" office:currency="EUR" office:value="-146.52" calcext:value-type="currency">
            <text:p>-146,52 €</text:p>
          </table:table-cell>
          <table:table-cell table:style-name="ce175"/>
          <table:table-cell table:style-name="ce21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1"/>
          <table:table-cell table:style-name="ce9" table:number-columns-repeated="2"/>
          <table:table-cell table:style-name="ce102"/>
          <table:table-cell table:style-name="ce81"/>
          <table:table-cell table:style-name="ce9"/>
          <table:table-cell table:style-name="ce19" office:value-type="string" calcext:value-type="string">
            <text:p>Marxa</text:p>
          </table:table-cell>
          <table:table-cell table:style-name="ce137" office:value-type="currency" office:currency="EUR" office:value="300" calcext:value-type="currency">
            <text:p>300,00 €</text:p>
          </table:table-cell>
          <table:table-cell table:style-name="ce152" table:formula="of:=SUMIF([Factures.$E$1:.$E$285];[.I16];[Factures.$F$1:.$F$288])" office:value-type="currency" office:currency="EUR" office:value="-70.4" calcext:value-type="currency">
            <text:p>-70,40 €</text:p>
          </table:table-cell>
          <table:table-cell table:style-name="ce178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1"/>
          <table:table-cell table:style-name="ce9" table:number-columns-repeated="2"/>
          <table:table-cell table:style-name="ce102"/>
          <table:table-cell table:style-name="ce81"/>
          <table:table-cell table:style-name="ce9"/>
          <table:table-cell table:style-name="ce19" office:value-type="string" calcext:value-type="string">
            <text:p>Imprevistos I sopar</text:p>
          </table:table-cell>
          <table:table-cell table:style-name="ce145" office:value-type="currency" office:currency="EUR" office:value="600" calcext:value-type="currency">
            <text:p>600,00 €</text:p>
          </table:table-cell>
          <table:table-cell table:style-name="ce152" table:formula="of:=SUMIF([Factures.$E$1:.$E$285];[.I17];[Factures.$F$1:.$F$288])" office:value-type="currency" office:currency="EUR" office:value="-441.99" calcext:value-type="currency">
            <text:p>-441,99 €</text:p>
          </table:table-cell>
          <table:table-cell table:style-name="ce178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 table:number-columns-spanned="2" table:number-rows-spanned="1">
            <text:p>BALANÇ PRESSUPOSTAT</text:p>
          </table:table-cell>
          <table:covered-table-cell table:style-name="ce45"/>
          <table:table-cell table:style-name="ce21"/>
          <table:table-cell table:style-name="ce22" office:value-type="string" calcext:value-type="string" table:number-columns-spanned="2" table:number-rows-spanned="1">
            <text:p>BALANÇ REAL</text:p>
          </table:table-cell>
          <table:covered-table-cell table:style-name="ce45"/>
          <table:table-cell table:style-name="ce9" table:number-columns-repeated="2"/>
          <table:table-cell table:style-name="ce146" table:number-columns-repeated="2"/>
          <table:table-cell table:style-name="ce178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5" office:value-type="string" calcext:value-type="string">
            <text:p>Ingresos </text:p>
          </table:table-cell>
          <table:table-cell table:style-name="ce46" table:formula="of:=[.F15]" office:value-type="float" office:value="29780" calcext:value-type="float">
            <text:p>29.780,00 €</text:p>
          </table:table-cell>
          <table:table-cell table:style-name="ce21"/>
          <table:table-cell table:style-name="ce22" office:value-type="string" calcext:value-type="string">
            <text:p>Ingresos </text:p>
          </table:table-cell>
          <table:table-cell table:style-name="ce46" table:formula="of:=[.G15]" office:value-type="float" office:value="29908.83" calcext:value-type="float">
            <text:p>29.908,83 €</text:p>
          </table:table-cell>
          <table:table-cell table:style-name="ce9"/>
          <table:table-cell table:style-name="ce133"/>
          <table:table-cell table:style-name="ce147"/>
          <table:table-cell table:style-name="ce153"/>
          <table:table-cell table:style-name="ce178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5" office:value-type="string" calcext:value-type="string">
            <text:p>Despeses</text:p>
          </table:table-cell>
          <table:table-cell table:style-name="ce47" table:formula="of:=[.J20]" office:value-type="float" office:value="33985" calcext:value-type="float">
            <text:p>33.985,00 €</text:p>
          </table:table-cell>
          <table:table-cell table:style-name="ce21"/>
          <table:table-cell table:style-name="ce22" office:value-type="string" calcext:value-type="string">
            <text:p>Despeses</text:p>
          </table:table-cell>
          <table:table-cell table:style-name="ce47" table:formula="of:=[.K20]" office:value-type="float" office:value="-17436.96" calcext:value-type="float">
            <text:p>17.436,96 €</text:p>
          </table:table-cell>
          <table:table-cell table:style-name="ce9"/>
          <table:table-cell table:style-name="ce135" office:value-type="string" calcext:value-type="string" table:number-columns-spanned="1" table:number-rows-spanned="2">
            <text:p>GASTOS FINALS</text:p>
          </table:table-cell>
          <table:table-cell table:style-name="ce151" table:formula="of:=SUM([.J8:.J17])" office:value-type="float" office:value="33985" calcext:value-type="float" table:number-columns-spanned="1" table:number-rows-spanned="2">
            <text:p>33.985 €</text:p>
          </table:table-cell>
          <table:table-cell table:style-name="ce151" table:formula="of:=SUM([.K8:.K17])" office:value-type="float" office:value="-17436.96" calcext:value-type="float" table:number-columns-spanned="1" table:number-rows-spanned="2">
            <text:p>-17.437 €</text:p>
          </table:table-cell>
          <table:table-cell table:style-name="ce178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5" office:value-type="string" calcext:value-type="string">
            <text:p>Diferència</text:p>
          </table:table-cell>
          <table:table-cell table:style-name="ce48" table:formula="of:=[.D19]-[.D20]" office:value-type="currency" office:currency="EUR" office:value="-4205" calcext:value-type="currency">
            <text:p>-4.205,00 €</text:p>
          </table:table-cell>
          <table:table-cell table:style-name="ce21"/>
          <table:table-cell table:style-name="ce22" office:value-type="string" calcext:value-type="string">
            <text:p>Diferència</text:p>
          </table:table-cell>
          <table:table-cell table:style-name="ce120" table:formula="of:=[.G19]+[.G20]" office:value-type="currency" office:currency="EUR" office:value="12471.87" calcext:value-type="currency">
            <text:p>12.471,87 €</text:p>
          </table:table-cell>
          <table:table-cell table:style-name="ce9"/>
          <table:covered-table-cell table:number-columns-repeated="3" table:style-name="ce45"/>
          <table:table-cell table:style-name="ce179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7" table:number-columns-repeated="5"/>
          <table:table-cell table:style-name="ce121"/>
          <table:table-cell table:style-name="ce35" table:number-columns-repeated="3"/>
          <table:table-cell table:style-name="ce18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1" table:number-columns-repeated="3"/>
          <table:table-cell table:style-name="ce81" table:number-columns-repeated="2"/>
          <table:table-cell table:style-name="ce9"/>
          <table:table-cell table:style-name="ce10" table:number-columns-repeated="3"/>
          <table:table-cell table:style-name="ce18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1" table:number-columns-repeated="3"/>
          <table:table-cell table:style-name="ce81" table:number-columns-repeated="2"/>
          <table:table-cell table:style-name="ce9"/>
          <table:table-cell table:style-name="ce10" table:number-columns-repeated="2"/>
          <table:table-cell table:style-name="ce154"/>
          <table:table-cell table:style-name="ce18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8" table:number-columns-repeated="2"/>
          <table:table-cell table:style-name="ce71"/>
          <table:table-cell table:style-name="ce81" table:number-columns-repeated="2"/>
          <table:table-cell table:style-name="ce9"/>
          <table:table-cell table:style-name="ce10" table:number-columns-repeated="3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sssitents</text:p>
          </table:table-cell>
          <table:table-cell table:style-name="ce49"/>
          <table:table-cell table:style-name="ce72"/>
          <table:table-cell table:style-name="ce81" table:number-columns-repeated="2"/>
          <table:table-cell table:style-name="ce9"/>
          <table:table-cell table:style-name="ce10" table:number-columns-repeated="3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Alumnes</text:p>
          </table:table-cell>
          <table:table-cell table:style-name="ce50" office:value-type="float" office:value="92" calcext:value-type="float">
            <text:p>92</text:p>
          </table:table-cell>
          <table:table-cell table:style-name="ce73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Cuiners</text:p>
          </table:table-cell>
          <table:table-cell table:style-name="ce50" office:value-type="float" office:value="8" calcext:value-type="float">
            <text:p>8</text:p>
          </table:table-cell>
          <table:table-cell table:style-name="ce73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1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Professors</text:p>
          </table:table-cell>
          <table:table-cell table:style-name="ce50" office:value-type="float" office:value="24" calcext:value-type="float">
            <text:p>24</text:p>
          </table:table-cell>
          <table:table-cell table:style-name="ce73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1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TOTALS SOM</text:p>
          </table:table-cell>
          <table:table-cell table:style-name="ce54" table:formula="of:=SUM([.D27:.D29])" office:value-type="float" office:value="124" calcext:value-type="float">
            <text:p>124</text:p>
          </table:table-cell>
          <table:table-cell table:style-name="ce73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55"/>
          <table:table-cell table:style-name="ce21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1"/>
          <table:table-cell table:style-name="ce55"/>
          <table:table-cell table:style-name="ce73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55"/>
          <table:table-cell table:style-name="ce21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1"/>
          <table:table-cell table:style-name="ce55"/>
          <table:table-cell table:style-name="ce72"/>
          <table:table-cell table:style-name="ce81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Capacitat</text:p>
          </table:table-cell>
          <table:table-cell table:style-name="ce56"/>
          <table:table-cell table:style-name="ce72"/>
          <table:table-cell table:style-name="ce81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3" office:value-type="string" calcext:value-type="string">
            <text:p>Autobus</text:p>
          </table:table-cell>
          <table:table-cell table:style-name="ce56" office:value-type="float" office:value="108" calcext:value-type="float">
            <text:p>108</text:p>
          </table:table-cell>
          <table:table-cell table:style-name="ce72"/>
          <table:table-cell table:style-name="ce81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3" office:value-type="string" calcext:value-type="string">
            <text:p>Cotxes, Furgonetes...</text:p>
          </table:table-cell>
          <table:table-cell table:style-name="ce56"/>
          <table:table-cell table:style-name="ce72"/>
          <table:table-cell table:style-name="ce81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3" office:value-type="string" calcext:value-type="string">
            <text:p>· Furgo de 3 places <text:s text:c="21"/></text:p>
          </table:table-cell>
          <table:table-cell table:style-name="ce56" office:value-type="float" office:value="3" calcext:value-type="float">
            <text:p>3</text:p>
          </table:table-cell>
          <table:table-cell table:style-name="ce74"/>
          <table:table-cell table:style-name="ce17"/>
          <table:table-cell table:style-name="ce81"/>
          <table:table-cell table:style-name="ce9"/>
          <table:table-cell table:style-name="ce10" table:number-columns-repeated="3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3" office:value-type="string" calcext:value-type="string">
            <text:p>· Furgo de 5 places <text:s text:c="21"/></text:p>
          </table:table-cell>
          <table:table-cell table:style-name="ce62" office:value-type="float" office:value="5" calcext:value-type="float">
            <text:p>5</text:p>
          </table:table-cell>
          <table:table-cell table:style-name="ce75"/>
          <table:table-cell table:style-name="ce80"/>
          <table:table-cell table:style-name="ce81"/>
          <table:table-cell table:style-name="ce10" table:number-columns-repeated="4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3" office:value-type="string" calcext:value-type="string">
            <text:p>· Cotxes</text:p>
          </table:table-cell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80"/>
          <table:table-cell table:style-name="ce10"/>
          <table:table-cell table:style-name="ce9"/>
          <table:table-cell table:style-name="ce10" table:number-columns-repeated="3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>
            <text:p>Totals</text:p>
          </table:table-cell>
          <table:table-cell table:style-name="ce63" table:formula="of:=SUM([.D34:.D38])" office:value-type="float" office:value="124" calcext:value-type="float">
            <text:p>124</text:p>
          </table:table-cell>
          <table:table-cell table:style-name="ce72"/>
          <table:table-cell table:style-name="ce80"/>
          <table:table-cell table:style-name="ce10"/>
          <table:table-cell table:style-name="ce9"/>
          <table:table-cell table:style-name="ce10" table:number-columns-repeated="3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5"/>
          <table:table-cell table:style-name="ce64"/>
          <table:table-cell table:style-name="ce76"/>
          <table:table-cell table:style-name="ce80"/>
          <table:table-cell table:style-name="ce10"/>
          <table:table-cell table:style-name="ce9"/>
          <table:table-cell table:style-name="ce10" table:number-columns-repeated="3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5"/>
          <table:table-cell table:style-name="ce80" table:number-columns-repeated="2"/>
          <table:table-cell table:style-name="ce10" table:number-columns-repeated="5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5"/>
          <table:table-cell table:style-name="ce10" table:number-columns-repeated="7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5"/>
          <table:table-cell table:style-name="ce10" table:number-columns-repeated="7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1" table:number-columns-repeated="2"/>
          <table:table-cell table:style-name="ce10" table:number-columns-repeated="7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5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5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  <calcext:conditional-formats>
          <calcext:conditional-format calcext:target-range-address="PRESSUPOST.D21:PRESSUPOST.D21">
            <calcext:condition calcext:apply-style-name="ConditionalStyle_1" calcext:value="&gt;0" calcext:base-cell-address="PRESSUPOST.D21"/>
          </calcext:conditional-format>
          <calcext:conditional-format calcext:target-range-address="PRESSUPOST.D21:PRESSUPOST.D21">
            <calcext:condition calcext:apply-style-name="ConditionalStyle_2" calcext:value="&lt;0" calcext:base-cell-address="PRESSUPOST.D21"/>
          </calcext:conditional-format>
        </calcext:conditional-formats>
      </table:table>
      <table:table table:name="Factures" table:style-name="ta2">
        <table:table-column table:style-name="co18" table:number-columns-repeated="2" table:default-cell-style-name="ce206"/>
        <table:table-column table:style-name="co19" table:default-cell-style-name="ce206"/>
        <table:table-column table:style-name="co20" table:default-cell-style-name="ce206"/>
        <table:table-column table:style-name="co21" table:default-cell-style-name="ce206"/>
        <table:table-column table:style-name="co22" table:default-cell-style-name="ce206"/>
        <table:table-row table:style-name="ro4">
          <table:table-cell table:style-name="ce180" office:value-type="string" calcext:value-type="string" table:number-columns-spanned="6" table:number-rows-spanned="1">
            <text:p>Movimientos de la cuenta ES87 2100 1904 9001 0027 0054 (CCC: 2100 1904 90 01 00270054)</text:p>
          </table:table-cell>
          <table:covered-table-cell table:number-columns-repeated="5"/>
        </table:table-row>
        <table:table-row table:style-name="ro4">
          <table:table-cell table:style-name="ce181" office:value-type="string" calcext:value-type="string" table:number-columns-spanned="6" table:number-rows-spanned="1">
            <text:p>Importes expresados en euros</text:p>
          </table:table-cell>
          <table:covered-table-cell table:number-columns-repeated="5"/>
        </table:table-row>
        <table:table-row table:style-name="ro4">
          <table:table-cell table:style-name="ce201" office:value-type="string" calcext:value-type="string">
            <text:p>Fecha</text:p>
          </table:table-cell>
          <table:table-cell table:style-name="ce201" office:value-type="string" calcext:value-type="string">
            <text:p>Fecha valor</text:p>
          </table:table-cell>
          <table:table-cell table:style-name="ce207" office:value-type="string" calcext:value-type="string">
            <text:p>Movimiento</text:p>
          </table:table-cell>
          <table:table-cell table:style-name="ce207" office:value-type="string" calcext:value-type="string">
            <text:p>Más datos</text:p>
          </table:table-cell>
          <table:table-cell table:style-name="ce207" office:value-type="string" calcext:value-type="string">
            <text:p>PARTIDA</text:p>
          </table:table-cell>
          <table:table-cell table:style-name="ce201" office:value-type="string" calcext:value-type="string">
            <text:p>Importe</text:p>
          </table:table-cell>
        </table:table-row>
        <table:table-row table:style-name="ro4">
          <table:table-cell table:number-columns-repeated="2" table:style-name="ce183" office:value-type="date" office:date-value="2023-07-30" calcext:value-type="date">
            <text:p>30/07/2023</text:p>
          </table:table-cell>
          <table:table-cell table:style-name="ce188" office:value-type="string" calcext:value-type="string">
            <text:p>Autobus Juniors M</text:p>
          </table:table-cell>
          <table:table-cell table:style-name="ce188" office:value-type="string" calcext:value-type="string">
            <text:p>Autobuses Granero</text:p>
          </table:table-cell>
          <table:table-cell table:style-name="ce59" office:value-type="string" calcext:value-type="string">
            <text:p>Lloguer Autobus </text:p>
          </table:table-cell>
          <table:table-cell table:style-name="ce194" office:value-type="float" office:value="-8800" calcext:value-type="float">
            <text:p>-8.800,00</text:p>
          </table:table-cell>
        </table:table-row>
        <table:table-row table:style-name="ro4">
          <table:table-cell table:number-columns-repeated="2"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TRANSGOURMET IBER</text:p>
          </table:table-cell>
          <table:table-cell table:style-name="ce189"/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 table:number-columns-repeated="2"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Res 20feb 23 R460</text:p>
          </table:table-cell>
          <table:table-cell table:style-name="ce189" office:value-type="string" calcext:value-type="string">
            <text:p>Junta Castilla y Leon</text:p>
          </table:table-cell>
          <table:table-cell table:style-name="ce19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 table:style-name="ce184" table:number-columns-repeated="2"/>
          <table:table-cell table:style-name="ce189" office:value-type="string" calcext:value-type="string">
            <text:p>Furgocar</text:p>
          </table:table-cell>
          <table:table-cell table:style-name="ce188" office:value-type="string" calcext:value-type="string">
            <text:p>EFECTIU</text:p>
          </table:table-cell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 table:number-columns-repeated="2" table:style-name="ce183" office:value-type="date" office:date-value="2023-08-16" calcext:value-type="date">
            <text:p>16/08/2023</text:p>
          </table:table-cell>
          <table:table-cell table:style-name="ce188" office:value-type="string" calcext:value-type="string">
            <text:p>Factura 3062 / 3</text:p>
          </table:table-cell>
          <table:table-cell table:style-name="ce188" office:value-type="string" calcext:value-type="string">
            <text:p>CETAREA SALMANTINA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973.05" calcext:value-type="float">
            <text:p>-1.973,05</text:p>
          </table:table-cell>
        </table:table-row>
        <table:table-row table:style-name="ro4">
          <table:table-cell table:style-name="ce185" office:value-type="string" calcext:value-type="string">
            <text:p>***********</text:p>
          </table:table-cell>
          <table:table-cell table:style-name="ce185" office:value-type="string" calcext:value-type="string">
            <text:p>NO PAGAT</text:p>
          </table:table-cell>
          <table:table-cell table:style-name="ce190" office:value-type="string" calcext:value-type="string">
            <text:p>Carnisseria</text:p>
          </table:table-cell>
          <table:table-cell table:style-name="ce190"/>
          <table:table-cell table:style-name="ce193" office:value-type="string" calcext:value-type="string">
            <text:p>Cuina, neteja I infraestructures</text:p>
          </table:table-cell>
          <table:table-cell table:style-name="ce196" office:value-type="float" office:value="-1500" calcext:value-type="float">
            <text:p>-1.500,00</text:p>
          </table:table-cell>
        </table:table-row>
        <table:table-row table:style-name="ro5">
          <table:table-cell table:number-columns-repeated="2"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Res 20feb 23 R460</text:p>
          </table:table-cell>
          <table:table-cell table:style-name="ce189" office:value-type="string" calcext:value-type="string">
            <text:p>Junta Castilla y Leon</text:p>
          </table:table-cell>
          <table:table-cell table:style-name="ce19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 table:number-columns-repeated="2"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TRANSGOURMET IBER</text:p>
          </table:table-cell>
          <table:table-cell table:style-name="ce189"/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AUTOBUS SALAMANCA</text:p>
          </table:table-cell>
          <table:table-cell table:style-name="ce188" office:value-type="string" calcext:value-type="string">
            <text:p>EFECTIU</text:p>
          </table:table-cell>
          <table:table-cell table:style-name="ce59" office:value-type="string" calcext:value-type="string">
            <text:p>Excursió a Salamanca (Autobus)</text:p>
          </table:table-cell>
          <table:table-cell table:style-name="ce194" office:value-type="float" office:value="-840" calcext:value-type="float">
            <text:p>-840,00</text:p>
          </table:table-cell>
        </table:table-row>
        <table:table-row table:style-name="ro4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829.96" calcext:value-type="float">
            <text:p>-829,96</text:p>
          </table:table-cell>
        </table:table-row>
        <table:table-row table:style-name="ro4">
          <table:table-cell table:style-name="ce185" office:value-type="string" calcext:value-type="string">
            <text:p>***********</text:p>
          </table:table-cell>
          <table:table-cell table:style-name="ce185" office:value-type="string" calcext:value-type="string">
            <text:p>NO PAGAT</text:p>
          </table:table-cell>
          <table:table-cell table:style-name="ce190" office:value-type="string" calcext:value-type="string">
            <text:p>Fruteria</text:p>
          </table:table-cell>
          <table:table-cell table:style-name="ce190"/>
          <table:table-cell table:style-name="ce193" office:value-type="string" calcext:value-type="string">
            <text:p>Cuina, neteja I infraestructures</text:p>
          </table:table-cell>
          <table:table-cell table:style-name="ce196" office:value-type="float" office:value="-734.35" calcext:value-type="float">
            <text:p>-734,35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Sudaderes</text:p>
          </table:table-cell>
          <table:table-cell table:style-name="ce188" office:value-type="string" calcext:value-type="string">
            <text:p>EFECTIU</text:p>
          </table:table-cell>
          <table:table-cell table:style-name="ce59" office:value-type="string" calcext:value-type="string">
            <text:p>Samarretes i sudaderes </text:p>
          </table:table-cell>
          <table:table-cell table:style-name="ce194" office:value-type="float" office:value="-610" calcext:value-type="float">
            <text:p>-610,00</text:p>
          </table:table-cell>
        </table:table-row>
        <table:table-row table:style-name="ro4">
          <table:table-cell table:number-columns-repeated="2" table:style-name="ce183" office:value-type="date" office:date-value="2023-08-01" calcext:value-type="date">
            <text:p>01/08/2023</text:p>
          </table:table-cell>
          <table:table-cell table:style-name="ce188" office:value-type="string" calcext:value-type="string">
            <text:p>CARREF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60.36" calcext:value-type="float">
            <text:p>-560,36</text:p>
          </table:table-cell>
        </table:table-row>
        <table:table-row table:style-name="ro4">
          <table:table-cell table:number-columns-repeated="2"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Factures Campamen</text:p>
          </table:table-cell>
          <table:table-cell table:style-name="ce189" office:value-type="string" calcext:value-type="string">
            <text:p>Salvador Roselló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Pa Campament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90" calcext:value-type="float">
            <text:p>-390,00</text:p>
          </table:table-cell>
        </table:table-row>
        <table:table-row table:style-name="ro4">
          <table:table-cell table:number-columns-repeated="2" table:style-name="ce183" office:value-type="date" office:date-value="2023-08-01" calcext:value-type="date">
            <text:p>01/08/2023</text:p>
          </table:table-cell>
          <table:table-cell table:style-name="ce188" office:value-type="string" calcext:value-type="string">
            <text:p>MEDIA MARKT SALAM</text:p>
          </table:table-cell>
          <table:table-cell table:style-name="ce188"/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245.99" calcext:value-type="float">
            <text:p>-245,99</text:p>
          </table:table-cell>
        </table:table-row>
        <table:table-row table:style-name="ro4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LECLERC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228.78" calcext:value-type="float">
            <text:p>-228,78</text:p>
          </table:table-cell>
        </table:table-row>
        <table:table-row table:style-name="ro4">
          <table:table-cell table:number-columns-repeated="2" table:style-name="ce183" office:value-type="date" office:date-value="2023-08-10" calcext:value-type="date">
            <text:p>10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88.18" calcext:value-type="float">
            <text:p>-188,18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Sopar últim dia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160" calcext:value-type="float">
            <text:p>-160,00</text:p>
          </table:table-cell>
        </table:table-row>
        <table:table-row table:style-name="ro4">
          <table:table-cell table:number-columns-repeated="2" table:style-name="ce183" office:value-type="date" office:date-value="2023-08-07" calcext:value-type="date">
            <text:p>07/08/2023</text:p>
          </table:table-cell>
          <table:table-cell table:style-name="ce188" office:value-type="string" calcext:value-type="string">
            <text:p>LECLERC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40.66" calcext:value-type="float">
            <text:p>-140,66</text:p>
          </table:table-cell>
        </table:table-row>
        <table:table-row table:style-name="ro4">
          <table:table-cell table:number-columns-repeated="2"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26.49" calcext:value-type="float">
            <text:p>-126,49</text:p>
          </table:table-cell>
        </table:table-row>
        <table:table-row table:style-name="ro4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E.S.TAMAMES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93.43" calcext:value-type="float">
            <text:p>-93,43</text:p>
          </table:table-cell>
        </table:table-row>
        <table:table-row table:style-name="ro4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MERCADONA CIUDA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92.55" calcext:value-type="float">
            <text:p>-92,55</text:p>
          </table:table-cell>
        </table:table-row>
        <table:table-row table:style-name="ro4">
          <table:table-cell table:number-columns-repeated="2"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 table:number-columns-repeated="2" table:style-name="ce183" office:value-type="date" office:date-value="2023-07-12" calcext:value-type="date">
            <text:p>12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8.5" calcext:value-type="float">
            <text:p>-88,50</text:p>
          </table:table-cell>
        </table:table-row>
        <table:table-row table:style-name="ro4">
          <table:table-cell table:number-columns-repeated="2"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 table:number-columns-repeated="2" table:style-name="ce183" office:value-type="date" office:date-value="2023-07-31" calcext:value-type="date">
            <text:p>31/07/2023</text:p>
          </table:table-cell>
          <table:table-cell table:style-name="ce188" office:value-type="string" calcext:value-type="string">
            <text:p>GASOLINERA ZAFRA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78.58" calcext:value-type="float">
            <text:p>-78,58</text:p>
          </table:table-cell>
        </table:table-row>
        <table:table-row table:style-name="ro4">
          <table:table-cell table:number-columns-repeated="2"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0.7" calcext:value-type="float">
            <text:p>-70,70</text:p>
          </table:table-cell>
        </table:table-row>
        <table:table-row table:style-name="ro4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FARMACIA CORTES A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65.06" calcext:value-type="float">
            <text:p>-65,06</text:p>
          </table:table-cell>
        </table:table-row>
        <table:table-row table:style-name="ro4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DECATHLON CARCAIX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3.97" calcext:value-type="float">
            <text:p>-63,97</text:p>
          </table:table-cell>
        </table:table-row>
        <table:table-row table:style-name="ro4">
          <table:table-cell table:number-columns-repeated="2" table:style-name="ce183" office:value-type="date" office:date-value="2023-07-04" calcext:value-type="date">
            <text:p>04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3.05" calcext:value-type="float">
            <text:p>-63,05</text:p>
          </table:table-cell>
        </table:table-row>
        <table:table-row table:style-name="ro4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7.61" calcext:value-type="float">
            <text:p>-57,61</text:p>
          </table:table-cell>
        </table:table-row>
        <table:table-row table:style-name="ro4">
          <table:table-cell table:number-columns-repeated="2" table:style-name="ce183" office:value-type="date" office:date-value="2023-08-10" calcext:value-type="date">
            <text:p>10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0" calcext:value-type="float">
            <text:p>-50,00</text:p>
          </table:table-cell>
        </table:table-row>
        <table:table-row table:style-name="ro4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MERCADONA CTRA DE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8.77" calcext:value-type="float">
            <text:p>-48,77</text:p>
          </table:table-cell>
        </table:table-row>
        <table:table-row table:style-name="ro4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44.35" calcext:value-type="float">
            <text:p>-44,35</text:p>
          </table:table-cell>
        </table:table-row>
        <table:table-row table:style-name="ro4">
          <table:table-cell table:number-columns-repeated="2" table:style-name="ce183" office:value-type="date" office:date-value="2023-07-05" calcext:value-type="date">
            <text:p>05/07/2023</text:p>
          </table:table-cell>
          <table:table-cell table:style-name="ce188" office:value-type="string" calcext:value-type="string">
            <text:p>EST. VICENTE PUCH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40.06" calcext:value-type="float">
            <text:p>-40,06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SEQUEROS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40" calcext:value-type="float">
            <text:p>-40,00</text:p>
          </table:table-cell>
        </table:table-row>
        <table:table-row table:style-name="ro4">
          <table:table-cell table:number-columns-repeated="2" table:style-name="ce183" office:value-type="date" office:date-value="2023-07-11" calcext:value-type="date">
            <text:p>11/07/2023</text:p>
          </table:table-cell>
          <table:table-cell table:style-name="ce188" office:value-type="string" calcext:value-type="string">
            <text:p>AMAZON.ES AMAZON.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9.34" calcext:value-type="float">
            <text:p>-39,34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7.7" calcext:value-type="float">
            <text:p>-37,70</text:p>
          </table:table-cell>
        </table:table-row>
        <table:table-row table:style-name="ro4">
          <table:table-cell table:number-columns-repeated="2" table:style-name="ce183" office:value-type="date" office:date-value="2023-06-29" calcext:value-type="date">
            <text:p>29/06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7.2" calcext:value-type="float">
            <text:p>-37,20</text:p>
          </table:table-cell>
        </table:table-row>
        <table:table-row table:style-name="ro4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SUMINISTROS LA P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6.54" calcext:value-type="float">
            <text:p>-36,54</text:p>
          </table:table-cell>
        </table:table-row>
        <table:table-row table:style-name="ro4">
          <table:table-cell table:style-name="ce183" office:value-type="date" office:date-value="2023-07-10" calcext:value-type="date">
            <text:p>10/07/2023</text:p>
          </table:table-cell>
          <table:table-cell table:style-name="ce183" office:value-type="date" office:date-value="2023-07-09" calcext:value-type="date">
            <text:p>09/07/2023</text:p>
          </table:table-cell>
          <table:table-cell table:style-name="ce188" office:value-type="string" calcext:value-type="string">
            <text:p>CUOTA T. Visa Ele</text:p>
          </table:table-cell>
          <table:table-cell table:style-name="ce188"/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36" calcext:value-type="float">
            <text:p>-36,00</text:p>
          </table:table-cell>
        </table:table-row>
        <table:table-row table:style-name="ro4">
          <table:table-cell table:number-columns-repeated="2" table:style-name="ce183" office:value-type="date" office:date-value="2023-07-19" calcext:value-type="date">
            <text:p>19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3.7" calcext:value-type="float">
            <text:p>-33,70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Mario Martínez Sánchez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1.9" calcext:value-type="float">
            <text:p>-31,90</text:p>
          </table:table-cell>
        </table:table-row>
        <table:table-row table:style-name="ro4">
          <table:table-cell table:number-columns-repeated="2" table:style-name="ce183" office:value-type="date" office:date-value="2023-07-03" calcext:value-type="date">
            <text:p>03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7" calcext:value-type="float">
            <text:p>-27,00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Pa Miranda del Castañar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25" calcext:value-type="float">
            <text:p>-25,00</text:p>
          </table:table-cell>
        </table:table-row>
        <table:table-row table:style-name="ro4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22.8" calcext:value-type="float">
            <text:p>-22,80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1.56" calcext:value-type="float">
            <text:p>-21,56</text:p>
          </table:table-cell>
        </table:table-row>
        <table:table-row table:style-name="ro4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HIPER CAS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20.65" calcext:value-type="float">
            <text:p>-20,65</text:p>
          </table:table-cell>
        </table:table-row>
        <table:table-row table:style-name="ro4">
          <table:table-cell table:number-columns-repeated="2" table:style-name="ce183" office:value-type="date" office:date-value="2023-07-11" calcext:value-type="date">
            <text:p>11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0.35" calcext:value-type="float">
            <text:p>-20,35</text:p>
          </table:table-cell>
        </table:table-row>
        <table:table-row table:style-name="ro4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0.2" calcext:value-type="float">
            <text:p>-20,20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9.2" calcext:value-type="float">
            <text:p>-19,20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7.6" calcext:value-type="float">
            <text:p>-17,60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8" calcext:value-type="float">
            <text:p>-16,80</text:p>
          </table:table-cell>
        </table:table-row>
        <table:table-row table:style-name="ro4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EURO BAZAR SALAMA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6" calcext:value-type="float">
            <text:p>-16,60</text:p>
          </table:table-cell>
        </table:table-row>
        <table:table-row table:style-name="ro4">
          <table:table-cell table:number-columns-repeated="2" table:style-name="ce183" office:value-type="date" office:date-value="2023-08-02" calcext:value-type="date">
            <text:p>02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6.4" calcext:value-type="float">
            <text:p>-16,40</text:p>
          </table:table-cell>
        </table:table-row>
        <table:table-row table:style-name="ro4">
          <table:table-cell table:number-columns-repeated="2" table:style-name="ce183" office:value-type="date" office:date-value="2023-07-27" calcext:value-type="date">
            <text:p>27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39" calcext:value-type="float">
            <text:p>-16,39</text:p>
          </table:table-cell>
        </table:table-row>
        <table:table-row table:style-name="ro4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4.15" calcext:value-type="float">
            <text:p>-14,15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3.6" calcext:value-type="float">
            <text:p>-13,60</text:p>
          </table:table-cell>
        </table:table-row>
        <table:table-row table:style-name="ro4">
          <table:table-cell table:number-columns-repeated="2" table:style-name="ce183" office:value-type="date" office:date-value="2023-07-06" calcext:value-type="date">
            <text:p>06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3.5" calcext:value-type="float">
            <text:p>-13,50</text:p>
          </table:table-cell>
        </table:table-row>
        <table:table-row table:style-name="ro4">
          <table:table-cell table:number-columns-repeated="2" table:style-name="ce183" office:value-type="date" office:date-value="2023-06-29" calcext:value-type="date">
            <text:p>29/06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3" calcext:value-type="float">
            <text:p>-13,00</text:p>
          </table:table-cell>
        </table:table-row>
        <table:table-row table:style-name="ro4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2.91" calcext:value-type="float">
            <text:p>-12,91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2.35" calcext:value-type="float">
            <text:p>-12,35</text:p>
          </table:table-cell>
        </table:table-row>
        <table:table-row table:style-name="ro4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FARMACIA DE TAMAM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2.19" calcext:value-type="float">
            <text:p>-12,19</text:p>
          </table:table-cell>
        </table:table-row>
        <table:table-row table:style-name="ro4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AMZN Mktp ES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1.9" calcext:value-type="float">
            <text:p>-11,90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0096-CONSUM SUECA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1.55" calcext:value-type="float">
            <text:p>-11,55</text:p>
          </table:table-cell>
        </table:table-row>
        <table:table-row table:style-name="ro4">
          <table:table-cell table:style-name="ce184" table:number-columns-repeated="2"/>
          <table:table-cell table:style-name="ce189" office:value-type="string" calcext:value-type="string">
            <text:p>PEATGE</text:p>
          </table:table-cell>
          <table:table-cell table:style-name="ce188" office:value-type="string" calcext:value-type="string">
            <text:p>EFECTIU</text:p>
          </table:table-cell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0.6" calcext:value-type="float">
            <text:p>-10,60</text:p>
          </table:table-cell>
        </table:table-row>
        <table:table-row table:style-name="ro4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7" calcext:value-type="float">
            <text:p>-9,70</text:p>
          </table:table-cell>
        </table:table-row>
        <table:table-row table:style-name="ro4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2" calcext:value-type="float">
            <text:p>-9,20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1" calcext:value-type="float">
            <text:p>-9,10</text:p>
          </table:table-cell>
        </table:table-row>
        <table:table-row table:style-name="ro4">
          <table:table-cell table:number-columns-repeated="2" table:style-name="ce183" office:value-type="date" office:date-value="2023-07-27" calcext:value-type="date">
            <text:p>27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99" calcext:value-type="float">
            <text:p>-8,99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FARMACIA CORTES A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8.95" calcext:value-type="float">
            <text:p>-8,95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2" calcext:value-type="float">
            <text:p>-8,20</text:p>
          </table:table-cell>
        </table:table-row>
        <table:table-row table:style-name="ro4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1" calcext:value-type="float">
            <text:p>-8,10</text:p>
          </table:table-cell>
        </table:table-row>
        <table:table-row table:style-name="ro4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JOSE HERNANDEZ S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9" calcext:value-type="float">
            <text:p>-7,90</text:p>
          </table:table-cell>
        </table:table-row>
        <table:table-row table:style-name="ro4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48" calcext:value-type="float">
            <text:p>-7,48</text:p>
          </table:table-cell>
        </table:table-row>
        <table:table-row table:style-name="ro4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MI ALCAMPO JOAQU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47" calcext:value-type="float">
            <text:p>-7,47</text:p>
          </table:table-cell>
        </table:table-row>
        <table:table-row table:style-name="ro4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7.2" calcext:value-type="float">
            <text:p>-7,20</text:p>
          </table:table-cell>
        </table:table-row>
        <table:table-row table:style-name="ro4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LUPA SALMNCA C RO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6.99" calcext:value-type="float">
            <text:p>-6,99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.9" calcext:value-type="float">
            <text:p>-6,90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.8" calcext:value-type="float">
            <text:p>-6,80</text:p>
          </table:table-cell>
        </table:table-row>
        <table:table-row table:style-name="ro4">
          <table:table-cell table:number-columns-repeated="2" table:style-name="ce183" office:value-type="date" office:date-value="2023-07-06" calcext:value-type="date">
            <text:p>06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6.22" calcext:value-type="float">
            <text:p>-6,22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" calcext:value-type="float">
            <text:p>-6,00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" calcext:value-type="float">
            <text:p>-6,00</text:p>
          </table:table-cell>
        </table:table-row>
        <table:table-row table:style-name="ro4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9" calcext:value-type="float">
            <text:p>-5,90</text:p>
          </table:table-cell>
        </table:table-row>
        <table:table-row table:style-name="ro4">
          <table:table-cell table:style-name="ce183" table:number-columns-repeated="2"/>
          <table:table-cell table:style-name="ce188" office:value-type="string" calcext:value-type="string">
            <text:p>SEQUEROS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5.4" calcext:value-type="float">
            <text:p>-5,40</text:p>
          </table:table-cell>
        </table:table-row>
        <table:table-row table:style-name="ro4">
          <table:table-cell table:number-columns-repeated="2" table:style-name="ce183" office:value-type="date" office:date-value="2023-07-28" calcext:value-type="date">
            <text:p>28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35" calcext:value-type="float">
            <text:p>-5,35</text:p>
          </table:table-cell>
        </table:table-row>
        <table:table-row table:style-name="ro4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5.31" calcext:value-type="float">
            <text:p>-5,31</text:p>
          </table:table-cell>
        </table:table-row>
        <table:table-row table:style-name="ro4">
          <table:table-cell table:number-columns-repeated="2" table:style-name="ce183" office:value-type="date" office:date-value="2023-08-02" calcext:value-type="date">
            <text:p>0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.3" calcext:value-type="float">
            <text:p>-5,30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TIENDA DE SHU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2" calcext:value-type="float">
            <text:p>-5,20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.55" calcext:value-type="float">
            <text:p>-4,55</text:p>
          </table:table-cell>
        </table:table-row>
        <table:table-row table:style-name="ro4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.5" calcext:value-type="float">
            <text:p>-4,50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4" calcext:value-type="float">
            <text:p>-4,00</text:p>
          </table:table-cell>
        </table:table-row>
        <table:table-row table:style-name="ro4">
          <table:table-cell table:number-columns-repeated="2" table:style-name="ce183" office:value-type="date" office:date-value="2023-07-28" calcext:value-type="date">
            <text:p>28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8" calcext:value-type="float">
            <text:p>-3,80</text:p>
          </table:table-cell>
        </table:table-row>
        <table:table-row table:style-name="ro4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6" calcext:value-type="float">
            <text:p>-3,60</text:p>
          </table:table-cell>
        </table:table-row>
        <table:table-row table:style-name="ro4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6" calcext:value-type="float">
            <text:p>-3,60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" calcext:value-type="float">
            <text:p>-3,00</text:p>
          </table:table-cell>
        </table:table-row>
        <table:table-row table:style-name="ro4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FARMACIA SALAMANC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2.9" calcext:value-type="float">
            <text:p>-2,90</text:p>
          </table:table-cell>
        </table:table-row>
        <table:table-row table:style-name="ro4">
          <table:table-cell table:number-columns-repeated="2" table:style-name="ce183" office:value-type="date" office:date-value="2023-07-04" calcext:value-type="date">
            <text:p>04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.8" calcext:value-type="float">
            <text:p>-2,80</text:p>
          </table:table-cell>
        </table:table-row>
        <table:table-row table:style-name="ro4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.4" calcext:value-type="float">
            <text:p>-2,40</text:p>
          </table:table-cell>
        </table:table-row>
        <table:table-row table:style-name="ro4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.95" calcext:value-type="float">
            <text:p>-1,95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.72" calcext:value-type="float">
            <text:p>-1,72</text:p>
          </table:table-cell>
        </table:table-row>
        <table:table-row table:style-name="ro4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.65" calcext:value-type="float">
            <text:p>-1,65</text:p>
          </table:table-cell>
        </table:table-row>
        <table:table-row table:style-name="ro4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.2" calcext:value-type="float">
            <text:p>-1,20</text:p>
          </table:table-cell>
        </table:table-row>
        <table:table-row table:style-name="ro4" table:number-rows-repeated="7">
          <table:table-cell table:style-name="ce183" table:number-columns-repeated="2"/>
          <table:table-cell table:style-name="ce188" table:number-columns-repeated="3"/>
          <table:table-cell table:style-name="ce194"/>
        </table:table-row>
        <table:table-row table:style-name="ro4" table:number-rows-repeated="1048436">
          <table:table-cell table:number-columns-repeated="6"/>
        </table:table-row>
        <table:table-row table:style-name="ro6" table:number-rows-repeated="22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A3:Factures.F11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Arrowheads_20_1" draw:display-name="Arrowheads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0:18:53.718826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  <dc:date>2024-05-01T10:29:09.488266280</dc:date>
    <meta:editing-duration>PT1H2M55S</meta:editing-duration>
    <meta:editing-cycles>12</meta:editing-cycles>
    <meta:document-statistic meta:table-count="2" meta:cell-count="637" meta:object-count="0"/>
  </office:meta>
</office:document-meta>
</file>